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0C3000000A2BCAC16928DB05853.png" manifest:media-type="image/png"/>
  <manifest:file-entry manifest:full-path="Pictures/20000007000069D500007A9454F70196064D97A0.wmf" manifest:media-type="image/x-wmf"/>
  <manifest:file-entry manifest:full-path="Pictures/10000000000000C3000000A220FEBFDCD634D32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8.505cm" style:rel-column-width="32767*"/>
    </style:style>
    <style:style style:name="Taula2.B" style:family="table-column">
      <style:table-column-properties style:column-width="8.505cm" style:rel-column-width="32768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text-properties fo:font-size="10pt" officeooo:rsid="00591206" officeooo:paragraph-rsid="00fa9316" style:font-size-asian="10pt" style:font-size-complex="10pt"/>
    </style:style>
    <style:style style:name="P16" style:family="paragraph" style:parent-style-name="Text_20_body">
      <style:text-properties fo:font-size="10pt" fo:font-weight="bold" officeooo:rsid="005c08d9" officeooo:paragraph-rsid="00fa9316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8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19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0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1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9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30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1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32" style:family="paragraph" style:parent-style-name="Text_20_body" style:list-style-name="L1">
      <style:text-properties style:font-name="Arial" fo:font-size="10pt" fo:font-weight="bold" officeooo:rsid="0029f926" officeooo:paragraph-rsid="00fa9316" style:font-size-asian="10pt" style:font-weight-asian="bold" style:font-size-complex="10pt" style:font-weight-complex="bold"/>
    </style:style>
    <style:style style:name="P33" style:family="paragraph" style:parent-style-name="Text_20_body" style:list-style-name="L1">
      <style:text-properties fo:font-size="10pt" officeooo:paragraph-rsid="00fa9316" style:font-size-asian="10pt" style:font-size-complex="10pt"/>
    </style:style>
    <style:style style:name="P34" style:family="paragraph" style:parent-style-name="Text_20_body" style:list-style-name="L1">
      <style:text-properties fo:font-size="10pt" officeooo:rsid="0065ec61" officeooo:paragraph-rsid="00fa9316" style:font-size-asian="10pt" style:font-size-complex="10pt"/>
    </style:style>
    <style:style style:name="P35" style:family="paragraph" style:parent-style-name="Text_20_body" style:list-style-name="L1">
      <style:text-properties fo:font-size="10pt" officeooo:rsid="005d20e4" officeooo:paragraph-rsid="00fa9316" style:font-size-asian="10pt" style:font-size-complex="10pt"/>
    </style:style>
    <style:style style:name="P36" style:family="paragraph" style:parent-style-name="Text_20_body" style:list-style-name="L1">
      <style:text-properties fo:font-size="10pt" officeooo:rsid="006332b5" officeooo:paragraph-rsid="00fa9316" style:font-size-asian="10pt" style:font-size-complex="10pt"/>
    </style:style>
    <style:style style:name="P37" style:family="paragraph" style:parent-style-name="Text_20_body" style:list-style-name="L1">
      <style:text-properties fo:font-size="10pt" officeooo:rsid="006280bc" officeooo:paragraph-rsid="00fa9316" style:font-size-asian="10pt" style:font-size-complex="10pt"/>
    </style:style>
    <style:style style:name="P38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39" style:family="paragraph" style:parent-style-name="Text_20_body">
      <style:text-properties fo:color="#000000" style:font-name="aRIAL" fo:font-size="12pt" fo:language="ca" fo:country="ES" fo:font-style="normal" fo:font-weight="normal" officeooo:rsid="00f23988" officeooo:paragraph-rsid="00fc6b49" fo:background-color="transparent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40" style:family="paragraph" style:parent-style-name="Text_20_body">
      <style:text-properties fo:font-size="12pt" fo:language="ca" fo:country="ES" fo:font-weight="normal" officeooo:rsid="00f23988" officeooo:paragraph-rsid="00fc6b49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41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2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3" style:family="paragraph" style:parent-style-name="Table_20_Contents">
      <style:text-properties officeooo:rsid="00f23988" officeooo:paragraph-rsid="00fc6b49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style:font-weight-complex="normal"/>
    </style:style>
    <style:style style:name="T15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6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7b776" fo:background-color="transparent" loext:char-shading-value="0" style:font-size-asian="24pt" style:font-size-complex="24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280bc" style:font-weight-asian="normal" style:font-weight-complex="normal"/>
    </style:style>
    <style:style style:name="T20" style:family="text">
      <style:text-properties fo:font-weight="normal" officeooo:rsid="00620cf4" style:font-weight-asian="normal" style:font-weight-complex="normal"/>
    </style:style>
    <style:style style:name="T21" style:family="text">
      <style:text-properties fo:font-weight="normal" officeooo:rsid="00614b78" style:font-weight-asian="normal" style:font-weight-complex="normal"/>
    </style:style>
    <style:style style:name="T22" style:family="text">
      <style:text-properties fo:font-weight="normal" officeooo:rsid="005fb831" style:font-weight-asian="normal" style:font-weight-complex="normal"/>
    </style:style>
    <style:style style:name="T23" style:family="text">
      <style:text-properties fo:font-weight="normal" officeooo:rsid="005d20e4" style:font-weight-asian="normal" style:font-weight-complex="normal"/>
    </style:style>
    <style:style style:name="T24" style:family="text">
      <style:text-properties fo:font-weight="normal" officeooo:rsid="00651a4b" style:font-weight-asian="normal" style:font-weight-complex="normal"/>
    </style:style>
    <style:style style:name="T25" style:family="text">
      <style:text-properties fo:font-weight="normal" officeooo:rsid="005f452d" style:font-weight-asian="normal" style:font-weight-complex="normal"/>
    </style:style>
    <style:style style:name="T26" style:family="text">
      <style:text-properties fo:font-weight="normal" officeooo:rsid="00591206" style:font-weight-asian="normal" style:font-weight-complex="normal"/>
    </style:style>
    <style:style style:name="T27" style:family="text">
      <style:text-properties fo:font-weight="normal" officeooo:rsid="0064ef19" style:font-weight-asian="normal" style:font-weight-complex="normal"/>
    </style:style>
    <style:style style:name="T28" style:family="text">
      <style:text-properties fo:font-weight="normal" officeooo:rsid="00664576" style:font-weight-asian="normal" style:font-weight-complex="normal"/>
    </style:style>
    <style:style style:name="T29" style:family="text">
      <style:text-properties officeooo:rsid="005c08d9"/>
    </style:style>
    <style:style style:name="T30" style:family="text">
      <style:text-properties officeooo:rsid="00fa9316"/>
    </style:style>
    <style:style style:name="T31" style:family="text">
      <style:text-properties officeooo:rsid="00fc6b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9">2251</text:span><text:span text:style-name="T10"> CFG</text:span><text:span text:style-name="T9">S Administració de Sistemes Informàtics</text:span></text:p>
      <text:p text:style-name="P20">2252 CFGS Desenvolupament d'Aplicacions Multiplataforma</text:p>
      <text:h text:style-name="P29" text:outline-level="1"><text:span text:style-name="T13">Mòdul 3</text:span><text:span text:style-name="T12"> – Programació bàsica</text:span></text:h>
      <text:h text:style-name="P31" text:outline-level="1">UF2 – <text:span text:style-name="T14">Programació modular</text:span></text:h>
      <text:p text:style-name="P19"><text:span text:style-name="T15">Informe de lliurament </text:span><text:span text:style-name="T16">A50</text:span><text:span text:style-name="T17">5</text:span></text:p>
      <text:p text:style-name="P18"/>
      <text:p text:style-name="P24"/>
      <text:p text:style-name="P21"/>
      <text:p text:style-name="P25"/>
      <text:p text:style-name="P26">Informe <text:span text:style-name="T30">de valoració de qualitat del codi </text:span><text:bookmark-start text:name="__DdeLink__3243_1392924193"/></text:p>
      <text:h text:style-name="P30" text:outline-level="1"><text:bookmark-end text:name="__DdeLink__3243_1392924193"/></text:h>
      <text:p text:style-name="P38">Avaluació entre iguals. L'avaluador d'aquest informe <text:span text:style-name="T31">l'</text:span>omplirà i el retornarà a l'autor per tal que pugui ser lliurat a la bústia de lliurament. </text:p>
      <text:p text:style-name="P40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43">Avaluador (persona que evalua)</text:p>
          </table:table-cell>
          <table:table-cell table:style-name="Taula2.B1" office:value-type="string">
            <text:p text:style-name="P43">Avaluat (persona a la que evaluen)</text:p>
          </table:table-cell>
        </table:table-row>
        <table:table-row>
          <table:table-cell table:style-name="Taula2.A4" office:value-type="string">
            <text:p text:style-name="P43">Especialista en disseny modular</text:p>
          </table:table-cell>
          <table:table-cell table:style-name="Taula2.B4" office:value-type="string">
            <text:p text:style-name="P43">Especialita en biblioteques</text:p>
          </table:table-cell>
        </table:table-row>
        <table:table-row>
          <table:table-cell table:style-name="Taula2.A4" office:value-type="string">
            <text:p text:style-name="P43">Especialista en etsructura de dades</text:p>
          </table:table-cell>
          <table:table-cell table:style-name="Taula2.B4" office:value-type="string">
            <text:p text:style-name="P43">Especialista en disseny modular</text:p>
          </table:table-cell>
        </table:table-row>
        <table:table-row>
          <table:table-cell table:style-name="Taula2.A4" office:value-type="string">
            <text:p text:style-name="P43">Especialita en biblioteques</text:p>
          </table:table-cell>
          <table:table-cell table:style-name="Taula2.B4" office:value-type="string">
            <text:p text:style-name="P43">Especialista en etsructura de dades</text:p>
          </table:table-cell>
        </table:table-row>
      </table:table>
      <text:p text:style-name="P39"/>
      <text:p text:style-name="P41"/>
      <text:p text:style-name="P15">Nom de l<text:span text:style-name="T29">'avaluador</text:span>: <text:s/>_______________________________________</text:p>
      <text:p text:style-name="P15">Nom de l'autor del codi: _____________________________________</text:p>
      <text:p text:style-name="P15">Data de l<text:span text:style-name="T29">'</text:span>a<text:span text:style-name="T29">valuació</text:span>: _________________________________________</text:p>
      <text:p text:style-name="P15"/>
      <text:p text:style-name="P16">Avaluació</text:p>
      <text:list xml:id="list7206301771047036730" text:style-name="L1">
        <text:list-item>
          <text:p text:style-name="P33"><text:span text:style-name="T25">Fa servir noms de les </text:span><text:span text:style-name="T23">variable i dels mètodes extres que ha necessitat, </text:span><text:span text:style-name="T25">de forma que s'intueixi la seva funcionalitat </text:span><text:span text:style-name="T23">(S</text:span><text:span text:style-name="T21">empre/A vegades/Mai</text:span><text:span text:style-name="T23">): _________</text:span></text:p>
        </text:list-item>
        <text:list-item>
          <text:p text:style-name="P34">Es fan servir constant amb noms significatius en comptes de valors literals.</text:p>
        </text:list-item>
        <text:list-item>
          <text:p text:style-name="P33"><text:span text:style-name="T23">El codi està indentat (S</text:span><text:span text:style-name="T21">empre/A vegades/Mai</text:span><text:span text:style-name="T23">): _________</text:span></text:p>
        </text:list-item>
        <text:list-item>
          <text:p text:style-name="P35"><text:span text:style-name="T18">El codi està estructurat i és fàcil de llegir. És a dir, evita escriure mètodes mono</text:span><text:span text:style-name="T25">l</text:span><text:span text:style-name="T18">ítics</text:span><text:span text:style-name="T22"> excessivament grans, dividint-los en mètodes extres malgrat no estiguessin planificats </text:span><text:span text:style-name="T18">(S</text:span><text:span text:style-name="T21">empre/A vegades/Mai</text:span><text:span text:style-name="T18">): _________</text:span></text:p>
        </text:list-item>
        <text:list-item>
          <text:p text:style-name="P35"><text:span text:style-name="T26">U</text:span><text:span text:style-name="T18">sa comentaris clarificadors </text:span><text:span text:style-name="T22">quan és necessari. És a dir quan cal aclarir algun aspecte del codi poc intuïtiu (SI/NO): _________</text:span></text:p>
        </text:list-item>
        <text:list-item>
          <text:p text:style-name="P36">Cada mètode conté la descripció de la seva funcionalitat en format JAVADOC <text:span text:style-name="T23">(</text:span><text:span text:style-name="T19">En tots els casos</text:span><text:span text:style-name="T21">/</text:span><text:span text:style-name="T27">A la majoria </text:span><text:span text:style-name="T19">dels mètodes</text:span><text:span text:style-name="T21">/</text:span><text:span text:style-name="T27">A cap o quasi cap</text:span><text:span text:style-name="T23">): _________</text:span></text:p>
        </text:list-item>
        <text:list-item>
          <text:p text:style-name="P37">Hi ha codificada una classe principal per testejar el bon funcionament dels mètodes <text:span text:style-name="T22">(SI/NO): _________</text:span></text:p>
        </text:list-item>
        <text:list-item>
          <text:p text:style-name="P37"><text:span text:style-name="T22">S</text:span><text:span text:style-name="T18">i la resposta al punt </text:span><text:span text:style-name="T28">anterior</text:span><text:span text:style-name="T18"> és:</text:span></text:p>
          <text:list>
            <text:list-item>
              <text:p text:style-name="P37"><text:span text:style-name="T18">(SI). Passa el test de forma positiva </text:span><text:span text:style-name="T23">(</text:span><text:span text:style-name="T18">En tots els casos</text:span><text:span text:style-name="T21">/</text:span><text:span text:style-name="T18">Falla en un dels mètodes</text:span><text:span text:style-name="T21">/</text:span><text:span text:style-name="T18">Falla en des o més mètodes</text:span><text:span text:style-name="T23">): _________</text:span></text:p>
            </text:list-item>
            <text:list-item>
              <text:p text:style-name="P32"><text:span text:style-name="T19">(No). Es tracte de codi senzill i l</text:span><text:span text:style-name="T20">legint-</text:span><text:span text:style-name="T19">lo </text:span><text:span text:style-name="T20">es fàcil veure que e</text:span><text:span text:style-name="T21">ls mètodes f</text:span><text:span text:style-name="T22">an el que indiquen les descripcions de l'API </text:span><text:span text:style-name="T19"><text:s/></text:span><text:span text:style-name="T23">(</text:span><text:span text:style-name="T19">En tots els casos</text:span><text:span text:style-name="T21">/</text:span><text:span text:style-name="T24">Hi ha només un mètode puntual que falla o no es pot verificar</text:span><text:span text:style-name="T21">/</text:span><text:span text:style-name="T19">Falla </text:span><text:span text:style-name="T24">o no es pot verificar </text:span><text:span text:style-name="T19">en d</text:span><text:span text:style-name="T24">o</text:span><text:span text:style-name="T19">s o més mètodes</text:span><text:span text:style-name="T23">): _________</text:span>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20FEBFDCD634D32E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5</text:span></text:p>
                  </table:table-cell>
                  <table:table-cell table:style-name="Taula1.A1" office:value-type="string">
                    <text:p text:style-name="MP6">Activitat <text:span text:style-name="MT4">A50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BCAC16928DB05853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42</meta:editing-cycles>
    <meta:editing-duration>P5DT2H32M34S</meta:editing-duration>
    <dc:date>2015-11-05T02:47:56.254809652</dc:date>
    <dc:creator>josep </dc:creator>
    <meta:document-statistic meta:table-count="3" meta:image-count="3" meta:object-count="0" meta:page-count="1" meta:paragraph-count="46" meta:word-count="364" meta:character-count="2430" meta:non-whitespace-character-count="2114"/>
    <meta:user-defined meta:name="Info 1"/>
    <meta:user-defined meta:name="Info 2"/>
    <meta:user-defined meta:name="Info 3"/>
    <meta:user-defined meta:name="Info 4"/>
  </office:meta>
</office:document-meta>
</file>